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ярк, °С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U, В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48" calcext:value-type="float">
            <text:p>0.448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551" calcext:value-type="float">
            <text:p>0.551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609" calcext:value-type="float">
            <text:p>0.609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624" calcext:value-type="float">
            <text:p>0.62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685" calcext:value-type="float">
            <text:p>0.68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708" calcext:value-type="float">
            <text:p>0.70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832" calcext:value-type="float">
            <text:p>0.832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914" calcext:value-type="float">
            <text:p>0.914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985" calcext:value-type="float">
            <text:p>0.985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.02" calcext:value-type="float">
            <text:p>1.0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.021" calcext:value-type="float">
            <text:p>1.021</text:p>
          </table:table-cell>
          <table:table-cell office:value-type="float" office:value="8.08" calcext:value-type="float">
            <text:p>8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0:33:55.024622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3:44:38.101145026</meta:creation-date>
    <dc:date>2016-11-21T00:34:01.330046865</dc:date>
    <meta:editing-duration>PT46M14S</meta:editing-duration>
    <meta:editing-cycles>2</meta:editing-cycles>
    <meta:generator>LibreOffice/5.1.4.2$Linux_X86_64 LibreOffice_project/10m0$Build-2</meta:generator>
    <meta:document-statistic meta:table-count="1" meta:cell-count="36" meta:object-count="0"/>
  </office:meta>
</office:document-meta>
</file>